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54mm"/>
    </style:style>
    <style:style style:name="co2" style:family="table-column">
      <style:table-column-properties fo:break-before="auto" style:column-width="17.57mm"/>
    </style:style>
    <style:style style:name="co3" style:family="table-column">
      <style:table-column-properties fo:break-before="auto" style:column-width="46.71mm"/>
    </style:style>
    <style:style style:name="co4" style:family="table-column">
      <style:table-column-properties fo:break-before="auto" style:column-width="26.85mm"/>
    </style:style>
    <style:style style:name="co5" style:family="table-column">
      <style:table-column-properties fo:break-before="auto" style:column-width="27.69mm"/>
    </style:style>
    <style:style style:name="co6" style:family="table-column">
      <style:table-column-properties fo:break-before="auto" style:column-width="28.2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ta4" style:family="table" style:master-page-name="PageStyle_5f_Лист4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0.74pt solid #000000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9" style:family="table-cell" style:parent-style-name="Default" style:data-style-name="N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yr" fo:font-size="10pt" fo:font-style="italic" fo:text-shadow="none" style:text-underline-style="none" fo:font-weight="bold" style:font-size-asian="10pt" style:font-style-asian="italic" style:font-weight-asian="bold" style:font-name-complex="Arial Cyr" style:font-size-complex="10pt" style:font-style-complex="italic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Лист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Количество проданных автомобилей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string" calcext:value-type="string">
            <text:p>Марка</text:p>
          </table:table-cell>
          <table:table-cell table:style-name="ce3" office:value-type="float" office:value="2012" calcext:value-type="float">
            <text:p>2012</text:p>
          </table:table-cell>
          <table:table-cell table:style-name="ce3" office:value-type="float" office:value="2013" calcext:value-type="float">
            <text:p>2013</text:p>
          </table:table-cell>
          <table:table-cell table:style-name="ce3" office:value-type="float" office:value="2014" calcext:value-type="float">
            <text:p>2014</text:p>
          </table:table-cell>
          <table:table-cell table:style-name="ce3" office:value-type="float" office:value="2015" calcext:value-type="float">
            <text:p>2015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Лада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23" calcext:value-type="float">
            <text:p>123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Нива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78" calcext:value-type="float">
            <text:p>178</text:p>
          </table:table-cell>
          <table:table-cell table:style-name="ce5"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УАЗ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51" calcext:value-type="float">
            <text:p>151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2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3" table:style-name="ta3">
        <office:forms form:automatic-focus="false" form:apply-design-mode="false"/>
        <table:table-column table:style-name="co2" table:number-columns-repeated="1024" table:default-cell-style-name="Default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Лист4" table:style-name="ta4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0" table:default-cell-style-name="Default"/>
        <table:table-row table:style-name="ro2">
          <table:table-cell table:style-name="ce6" office:value-type="string" calcext:value-type="string">
            <text:p>Ученик</text:p>
          </table:table-cell>
          <table:table-cell table:style-name="ce8" office:value-type="string" calcext:value-type="string">
            <text:p>Район</text:p>
          </table:table-cell>
          <table:table-cell table:style-name="ce10" office:value-type="string" calcext:value-type="string">
            <text:p>Русский язык</text:p>
          </table:table-cell>
          <table:table-cell table:style-name="ce10" office:value-type="string" calcext:value-type="string">
            <text:p>Математика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Щербаков Олег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ыкунова Ан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олстихин Тимофе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стьянова Окса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Юрченко Пол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ырянов Данил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знецова Я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етров Дмит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ьянкова Але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арась Кристи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сторной Серг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абурова Альби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ликова Юл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Наумкина Ан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ишлянникова Олеся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асанов Мус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Ефремов Дмитри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олотарев Сергей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еленко Ан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околов Павел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лушкова Анжел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саченко Алё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рохоров Серге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арелина Мария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икеня Иль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оровская Надежд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атаева Чулпан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Устюжанина Мар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енисова Еле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ьянова Ин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ласов Артемий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ондаревич Крист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ахарян Тигран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оскаленко Юл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укосуева Дарья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ортник Татья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тупина Антон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ултанова Айла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Лариошкина Анастас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Жанкова Алё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оробьева Алё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ебишева Алис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оленок Александр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ычков Герман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рдюкова Екатер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агарских Крист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ерезницкая Татья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Ольхин Роман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уркин Петр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Лесиньш Валдис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олунин Михаил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аргаполова Ольг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ароглазова Ал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рниенко Иван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Никифоров Евгени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ндрющенко Андре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аюшкин Серге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усев Алексей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люков Александр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алинина Екатер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уйчикова Мар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абриелян Станислав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абалуев Валер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Ноздрина Дарь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адимова Фа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акарова Але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пиглазова Татья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ятаев Егор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Осмоналиева Патимат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еккер Анастас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ванова Александр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ра Алекс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евычелова Ан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кач Юл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еккер Даниил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рапеева Наталь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ереметьев Серг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быненкова Антон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ельник Окса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Хантаева Еле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омова Вероник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алчак Людмил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оисеев Наталь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валева Н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Непомнящая Анастас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ютрюмов Дмитрий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ергунов Евгени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ванюшко Анастас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ротких Окса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оронина Екатер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алендарев Александр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Новикова Екатер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ройченко Дмит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онких Эл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авленко Наталь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анова Ир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Елисеев Серг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Ефимов Александр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аллен Ир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анилова Екатер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ихайлова Любовь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екрутяк Александр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нытков Дмитрий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еремных Дарь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роздов Михаил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елина Олеся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елянина Михаил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гнатенко Алексе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Жуков Михаил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пирин Дмит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емёнова Валент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ксенова Алё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олбенко Тимур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юнина Али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7" calcext:value-type="float">
            <text:p>67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Федякова Дарь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ёзалова Джамил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аламов Андр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охин Васил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зловский Константин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Удыгир Васили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ухряков Вадим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ухаметов Ирек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упина Мария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Насрединов Рамиль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орозов Сергей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околов Евгени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айцева Юлия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новалова Тамар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Ооржак Айпери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еменов Михаил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утилов Марк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услов Артем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ванова Никит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олосина Анастасия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балихина Алё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евелев Никола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олодовников Роман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унаев Никола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раснов Серге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аянова Улья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орозов Дмит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Леонтьев Дмитрий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ванова Ольг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Немтинова Екатери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ергедава Ан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асюкович Ксен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рибов Даниил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агенлийтер Станислав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вандаева Антон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лочкова Еле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олошина Ан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опкова Маргарит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ятиков Александр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инкевич Стелл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ухотин Игорь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игин Александр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емпф Александр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ротков Дмитрий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Усольцев Артем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яков Игорь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ирих Серг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уринова Крист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81" calcext:value-type="float">
            <text:p>81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таценко Ир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ырин Андрей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Заровняев Константин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арпачев Фазиль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евченко Иван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вдиенко Анастасия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еретенникова Вер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арпеева Виктор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ешетов Владислав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икунова Маргарит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азуванова Александр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ымчишина Крист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ихайлова Светла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адач Мар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естова Наталья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63" calcext:value-type="float">
            <text:p>63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ибкало Константин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мелькина Диа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Херца Окса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ликов Федор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9" calcext:value-type="float">
            <text:p>49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убцова Ан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ыренкова Мар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итова Анастасия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ищенко Ир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дрявцев Михаил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Логинова Вероник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ртеев Евгений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Шалагин Игорь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Харыбин Дмит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укиш Ан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орошилова Юлия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лексиков Артем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ласов Глеб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ешкова Ольг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68" calcext:value-type="float">
            <text:p>6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черов Павел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окмина Дарь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орофеев Дмит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акулина Алё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овчук Степан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осквитина Екатер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озанова Татья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уратов Роман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аджабзода Толибджон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езенцев Александр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лаков Роман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еркавская Анастас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ихайлов Артем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авкин Алексей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75" calcext:value-type="float">
            <text:p>7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лбасина Алис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Лучникова Еле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9" calcext:value-type="float">
            <text:p>59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перанский Артем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валёва Наталь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Якубов Анатол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аргун Васил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мирнов Глеб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Цульдум-оол Батыр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лижникова Пол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тов Виктор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0" calcext:value-type="float">
            <text:p>6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ерзлякова Александр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Разгулов Васил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ерешков Андрей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лисова Екатер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абиров Андр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4" calcext:value-type="float">
            <text:p>54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арьясов Наталь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убботин Алекс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84" calcext:value-type="float">
            <text:p>8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оздняков Вале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ернова Кристин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икинев Константин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ымрина Кристи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ономарев Руслан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алашов Константин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услова Юли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Торештей Лиа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нетков Артур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79" calcext:value-type="float">
            <text:p>79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ндрианов Александр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77" calcext:value-type="float">
            <text:p>77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удиловский Дмитри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аврилова Изабелл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Гафнер Ан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алик Кызы Татья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иротинин Павел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Черникова Юлия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Иванов Николай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34" calcext:value-type="float">
            <text:p>3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етущенко Данила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нисимов Сергей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Давлеев Виктор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олонцова Ири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47" calcext:value-type="float">
            <text:p>47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ацкевич Алина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ордовина Юлия</text:p>
          </table:table-cell>
          <table:table-cell table:style-name="ce9" office:value-type="string" calcext:value-type="string">
            <text:p>Майский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овков Никит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тов Иван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Семенов Феликс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73" calcext:value-type="float">
            <text:p>73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Блиновская Юл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41" calcext:value-type="float">
            <text:p>41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ех Александр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87" calcext:value-type="float">
            <text:p>87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Цветкова Ксения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Потольянов Иван</text:p>
          </table:table-cell>
          <table:table-cell table:style-name="ce9" office:value-type="string" calcext:value-type="string">
            <text:p>Заречный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" calcext:value-type="float">
            <text:p>24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узина Наталья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52" calcext:value-type="float">
            <text:p>52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Александров Степан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3" calcext:value-type="float">
            <text:p>53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Лопатина Екатер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Валетчик Светлана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61" calcext:value-type="float">
            <text:p>61</text:p>
          </table:table-cell>
          <table:table-cell table:style-name="ce11" office:value-type="float" office:value="49" calcext:value-type="float">
            <text:p>49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Костюков Андрей</text:p>
          </table:table-cell>
          <table:table-cell table:style-name="ce9" office:value-type="string" calcext:value-type="string">
            <text:p>Подгорный</text:p>
          </table:table-cell>
          <table:table-cell table:style-name="ce11" office:value-type="float" office:value="57" calcext:value-type="float">
            <text:p>57</text:p>
          </table:table-cell>
          <table:table-cell table:style-name="ce11" office:value-type="float" office:value="45" calcext:value-type="float">
            <text:p>45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Мышковец Антонина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Леонов Игорь</text:p>
          </table:table-cell>
          <table:table-cell table:style-name="ce9" office:value-type="string" calcext:value-type="string">
            <text:p>Центральный</text:p>
          </table:table-cell>
          <table:table-cell table:style-name="ce11" office:value-type="float" office:value="69" calcext:value-type="float">
            <text:p>69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1020"/>
        </table:table-row>
        <table:table-row table:style-name="ro2" table:number-rows-repeated="10483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7P0"/>
    </number:currency-style>
    <number:number-style style:name="N107P0" style:volatile="true">
      <number:number number:decimal-places="0" loext:min-decimal-places="0" number:min-integer-digits="1" number:grouping="true"/>
      <number:text>р.</number:text>
    </number:number-style>
    <number:number-style style:name="N107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р.</number:text>
    </number:number-style>
    <number:number-style style:name="N109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16P2" style:volatile="true">
      <loext:text> </loext:text>
      <loext:fill-character> </loext:fill-character>
      <number:text>-р.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3P0" style:volatile="true">
      <number:text>Да</number:text>
    </number:number-style>
    <number:number-style style:name="N123P1" style:volatile="true">
      <number:text>Да</number:text>
    </number:number-style>
    <number:number-style style:name="N123">
      <number:text>Нет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Истина</number:text>
    </number:number-style>
    <number:number-style style:name="N124P1" style:volatile="true">
      <number:text>Истина</number:text>
    </number:number-style>
    <number:number-style style:name="N124">
      <number:text>Ложь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Вкл</number:text>
    </number:number-style>
    <number:number-style style:name="N125P1" style:volatile="true">
      <number:text>Вкл</number:text>
    </number:number-style>
    <number:number-style style:name="N125">
      <number:text>Выкл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26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26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Arial Unicode MS" style:font-family-asian="'Arial Unicode MS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4" style:display-name="PageStyle_Лист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Поляков</meta:initial-creator>
    <meta:creation-date>2015-05-27T22:19:04</meta:creation-date>
    <dc:creator>Константин Поляков</dc:creator>
    <dc:date>2015-05-27T23:52:07</dc:date>
    <meta:document-statistic meta:table-count="4" meta:cell-count="1077" meta:object-count="0"/>
    <meta:generator>LibreOffice/5.0.4.2$Windows_x86 LibreOffice_project/2b9802c1994aa0b7dc6079e128979269cf95bc78</meta:generator>
  </office:meta>
</office:document-meta>
</file>